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2604" officeooo:paragraph-rsid="00032604"/>
    </style:style>
    <style:style style:name="P2" style:family="paragraph" style:parent-style-name="Standard">
      <style:text-properties officeooo:paragraph-rsid="00032604"/>
    </style:style>
    <style:style style:name="P3" style:family="paragraph" style:parent-style-name="Standard">
      <style:text-properties officeooo:rsid="0006f5e9" officeooo:paragraph-rsid="0006f5e9"/>
    </style:style>
    <style:style style:name="P4" style:family="paragraph" style:parent-style-name="Standard">
      <style:text-properties officeooo:rsid="0007e213" officeooo:paragraph-rsid="0007e213"/>
    </style:style>
    <style:style style:name="P5" style:family="paragraph" style:parent-style-name="Standard">
      <style:text-properties officeooo:paragraph-rsid="0006f5e9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officeooo:rsid="0002851c" officeooo:paragraph-rsid="0002851c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032604"/>
    </style:style>
    <style:style style:name="T2" style:family="text">
      <style:text-properties officeooo:rsid="0004e61b"/>
    </style:style>
    <style:style style:name="T3" style:family="text">
      <style:text-properties officeooo:rsid="0006f5e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ui.adsabs.harvard.edu/#abs/2011AGUFMSH23A1937K/abstract" text:style-name="Internet_20_link" text:visited-style-name="Visited_20_Internet_20_Link">2011AGUFMSH23A1937K </text:a>2011/12 </text:p>
      <text:h text:style-name="Heading_20_3" text:outline-level="3"><text:a xlink:type="simple" xlink:href="https://ui.adsabs.harvard.edu/#abs/2011AGUFMSH23A1937K/abstract" text:style-name="Internet_20_link" text:visited-style-name="Visited_20_Internet_20_Link">The Role of Coronal Holes in CME Deflection in the Lower Corona</text:a></text:h>
      <text:list xml:id="list877412438" text:style-name="L2">
        <text:list-item>
          <text:p text:style-name="P14">Kay, C.; </text:p>
        </text:list-item>
        <text:list-item>
          <text:p text:style-name="P14">Opher, M.; </text:p>
        </text:list-item>
        <text:list-item>
          <text:p text:style-name="P14">Evans, R. M.; </text:p>
        </text:list-item>
        <text:list-item>
          <text:p text:style-name="P7">Gombosi, T. I.</text:p>
        </text:list-item>
      </text:list>
      <text:p text:style-name="Text_20_body"/>
      <text:h text:style-name="Heading_20_2" text:outline-level="2">On Deflection of Solar Coronal Mass Ejections by the Ambient Coronal Magnetic Field Configuration </text:h>
      <text:section text:style-name="Sect1" text:name="authors-and-aff">
        <text:list xml:id="list3328929255" text:style-name="L3">
          <text:list-item>
            <text:p text:style-name="P15"><text:a xlink:type="simple" xlink:href="https://ui.adsabs.harvard.edu/#search/q=author:%22Wang%2C+Jingjing%22&amp;sort=date%20desc,%20bibcode%20desc" text:style-name="Internet_20_link" text:visited-style-name="Visited_20_Internet_20_Link">Wang, Jingjing</text:a>; </text:p>
          </text:list-item>
          <text:list-item>
            <text:p text:style-name="P15"><text:a xlink:type="simple" xlink:href="https://ui.adsabs.harvard.edu/#search/q=author:%22Hoeksema%2C+J.+Todd%22&amp;sort=date%20desc,%20bibcode%20desc" text:style-name="Internet_20_link" text:visited-style-name="Visited_20_Internet_20_Link">Hoeksema, J. Todd</text:a>; </text:p>
          </text:list-item>
          <text:list-item>
            <text:p text:style-name="P8"><text:a xlink:type="simple" xlink:href="https://ui.adsabs.harvard.edu/#search/q=author:%22Liu%2C+Siqing%22&amp;sort=date%20desc,%20bibcode%20desc" text:style-name="Internet_20_link" text:visited-style-name="Visited_20_Internet_20_Link">Liu, Siqing</text:a></text:p>
          </text:list-item>
        </text:list>
      </text:section>
      <text:p text:style-name="P9">Mide la deflexion de 44 CMEs, pero es medio pobre el analisis. La CME va hacia HCSs y PSs.</text:p>
      <text:p text:style-name="Standard"/>
      <text:p text:style-name="Standard"><text:a xlink:type="simple" xlink:href="https://ui.adsabs.harvard.edu/#abs/2019ApJ...881..132D/abstract" text:style-name="Internet_20_link" text:visited-style-name="Visited_20_Internet_20_Link">2019ApJ...881..132D </text:a><text:s/>2019/08 <text:s/><text:a xlink:type="simple" xlink:href="https://ui.adsabs.harvard.edu/#abs/2019ApJ...881..132D/citations" text:style-name="Internet_20_link" text:visited-style-name="Visited_20_Internet_20_Link">cited: 3</text:a> </text:p>
      <text:h text:style-name="Heading_20_3" text:outline-level="3"><text:a xlink:type="simple" xlink:href="https://ui.adsabs.harvard.edu/#abs/2019ApJ...881..132D/abstract" text:style-name="Internet_20_link" text:visited-style-name="Visited_20_Internet_20_Link">The Birth of a Jet-driven Twin CME and Its Deflection from Remote Magnetic Fields</text:a></text:h>
      <text:list xml:id="list1467978379" text:style-name="L4">
        <text:list-item>
          <text:p text:style-name="P16">Duan, Yadan; </text:p>
        </text:list-item>
        <text:list-item>
          <text:p text:style-name="P16">Shen, Yuandeng; </text:p>
        </text:list-item>
        <text:list-item>
          <text:p text:style-name="P16">Chen, Hechao; </text:p>
        </text:list-item>
        <text:list-item>
          <text:p text:style-name="P10">Liang, Hongfei</text:p>
        </text:list-item>
      </text:list>
      <text:p text:style-name="P1">Habla <text:span text:style-name="T2">que</text:span> un CH tiene que ver.</text:p>
      <text:p text:style-name="P1"/>
      <text:p text:style-name="P1"><text:a xlink:type="simple" xlink:href="https://ui.adsabs.harvard.edu/#abs/2013SoPh..284...59M/abstract" text:style-name="Internet_20_link" text:visited-style-name="Visited_20_Internet_20_Link">2013SoPh..284...59M </text:a></text:p>
      <text:p text:style-name="Standard">2013/05 </text:p>
      <text:p text:style-name="P6"><text:a xlink:type="simple" xlink:href="https://ui.adsabs.harvard.edu/#abs/2013SoPh..284...59M/citations" text:style-name="Internet_20_link" text:visited-style-name="Visited_20_Internet_20_Link">cited: 33</text:a> </text:p>
      <text:h text:style-name="Heading_20_3" text:outline-level="3"><text:a xlink:type="simple" xlink:href="https://ui.adsabs.harvard.edu/#abs/2013SoPh..284...59M/abstract" text:style-name="Internet_20_link" text:visited-style-name="Visited_20_Internet_20_Link">Coronal Hole Influence on the Observed Structure of Interplanetary CMEs</text:a></text:h>
      <text:list xml:id="list2384913318" text:style-name="L5">
        <text:list-item>
          <text:p text:style-name="P17">Mäkelä, P.; </text:p>
        </text:list-item>
        <text:list-item>
          <text:p text:style-name="P17">Gopalswamy, N.; </text:p>
        </text:list-item>
        <text:list-item>
          <text:p text:style-name="P17">Xie, H.; </text:p>
        </text:list-item>
        <text:list-item>
          <text:p text:style-name="P17">Mohamed, A. A.; </text:p>
        </text:list-item>
        <text:list-item>
          <text:p text:style-name="P17">Akiyama, S.; </text:p>
        </text:list-item>
        <text:list-item>
          <text:p text:style-name="P11">Yashiro, S. </text:p>
        </text:list-item>
      </text:list>
      <text:p text:style-name="Text_20_body"/>
      <text:p text:style-name="P2"><text:a xlink:type="simple" xlink:href="https://ui.adsabs.harvard.edu/#abs/2017AGUFMSH51E..06A/abstract" text:style-name="Internet_20_link" text:visited-style-name="Visited_20_Internet_20_Link"><text:span text:style-name="T1">2017AGUFMSH51E..06A </text:span></text:a><text:span text:style-name="T1"><text:s/></text:span>2017/12 </text:p>
      <text:h text:style-name="Heading_20_3" text:outline-level="3"><text:a xlink:type="simple" xlink:href="https://ui.adsabs.harvard.edu/#abs/2017AGUFMSH51E..06A/abstract" text:style-name="Internet_20_link" text:visited-style-name="Visited_20_Internet_20_Link">A Study of the Interplanetary Signatures of Earth-Arriving CMEs</text:a></text:h>
      <text:list xml:id="list1425172173" text:style-name="L6">
        <text:list-item>
          <text:p text:style-name="P18">Akiyama, S.; </text:p>
        </text:list-item>
        <text:list-item>
          <text:p text:style-name="P18">Yashiro, S.; </text:p>
        </text:list-item>
        <text:list-item>
          <text:p text:style-name="P18"><text:soft-page-break/>Gopalswamy, N.; </text:p>
        </text:list-item>
        <text:list-item>
          <text:p text:style-name="P18">Xie, H.; </text:p>
        </text:list-item>
        <text:list-item>
          <text:p text:style-name="P18">Makela, P. A.; </text:p>
        </text:list-item>
        <text:list-item>
          <text:p text:style-name="P12">Kay, C.</text:p>
        </text:list-item>
      </text:list>
      <text:p text:style-name="P3">Es solo un abstract</text:p>
      <text:p text:style-name="P3"/>
      <text:p text:style-name="P5"><text:a xlink:type="simple" xlink:href="https://ui.adsabs.harvard.edu/#abs/2017ApJ...834..172J/abstract" text:style-name="Internet_20_link" text:visited-style-name="Visited_20_Internet_20_Link"><text:span text:style-name="T3">2017ApJ...834..172J </text:span></text:a>2017/01 <text:a xlink:type="simple" xlink:href="https://ui.adsabs.harvard.edu/#abs/2017ApJ...834..172J/citations" text:style-name="Internet_20_link" text:visited-style-name="Visited_20_Internet_20_Link">cited: 23</text:a> </text:p>
      <text:h text:style-name="Heading_20_3" text:outline-level="3"><text:a xlink:type="simple" xlink:href="https://ui.adsabs.harvard.edu/#abs/2017ApJ...834..172J/abstract" text:style-name="Internet_20_link" text:visited-style-name="Visited_20_Internet_20_Link">Chromosphere to 1 AU Simulation of the 2011 March 7th Event: A Comprehensive Study of Coronal Mass Ejection Propagation</text:a></text:h>
      <text:list xml:id="list3172137727" text:style-name="L7">
        <text:list-item>
          <text:p text:style-name="P19">Jin, M.; </text:p>
        </text:list-item>
        <text:list-item>
          <text:p text:style-name="P19">Manchester, W. B.; </text:p>
        </text:list-item>
        <text:list-item>
          <text:p text:style-name="P19">van der Holst, B.; </text:p>
        </text:list-item>
        <text:list-item>
          <text:p text:style-name="P19">Sokolov, I.; </text:p>
        </text:list-item>
        <text:list-item>
          <text:p text:style-name="P19">Tóth, G.; </text:p>
        </text:list-item>
        <text:list-item>
          <text:p text:style-name="P19">Vourlidas, A.; </text:p>
        </text:list-item>
        <text:list-item>
          <text:p text:style-name="P19">de Koning, C. A.; </text:p>
        </text:list-item>
        <text:list-item>
          <text:p text:style-name="P13">Gombosi, T. I.</text:p>
        </text:list-item>
      </text:list>
      <text:p text:style-name="P4">Simula un caso, y ve que el CH actua como una p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5:04:57.210768577</meta:creation-date>
    <dc:date>2019-12-16T17:25:03.119433587</dc:date>
    <meta:editing-duration>PT59M14S</meta:editing-duration>
    <meta:editing-cycles>4</meta:editing-cycles>
    <meta:generator>LibreOffice/6.0.7.3.0$Linux_X86_64 LibreOffice_project/00$Build-3</meta:generator>
    <meta:document-statistic meta:table-count="0" meta:image-count="0" meta:object-count="0" meta:page-count="2" meta:paragraph-count="48" meta:word-count="240" meta:character-count="1308" meta:non-whitespace-character-count="1110"/>
  </office:meta>
</office:document-meta>
</file>